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6" style:family="table-cell" style:parent-style-name="Default">
      <style:table-cell-properties fo:border-bottom="none" fo:border-left="none" fo:border-right="none" fo:border-top="0.74pt solid #000000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6"/>
          <table:table-cell office:value-type="string" calcext:value-type="string">
            <text:p>Rotation matrix with standard coordinate system:</text:p>
            <text:p>X: forward</text:p>
            <text:p>Y: left</text:p>
            <text:p>Z: Up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Input vect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otation matr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style-name="ce1" office:value-type="float" office:value="0" calcext:value-type="float">
            <text:p>0</text:p>
          </table:table-cell>
          <table:table-cell table:formula="of:=[.F15]*[.F13]" office:value-type="float" office:value="1" calcext:value-type="float">
            <text:p>1</text:p>
          </table:table-cell>
          <table:table-cell table:style-name="ce5" table:formula="of:=[.F15] * [.F12]" office:value-type="float" office:value="0" calcext:value-type="float">
            <text:p>0</text:p>
          </table:table-cell>
          <table:table-cell table:formula="of:=-[.F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oll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</text:p>
          </table:table-cell>
          <table:table-cell table:style-name="ce1" office:value-type="float" office:value="0" calcext:value-type="float">
            <text:p>0</text:p>
          </table:table-cell>
          <table:table-cell table:formula="of:=[.F16] * [.F14] * [.F13] - [.F17] * [.F12]" office:value-type="float" office:value="0" calcext:value-type="float">
            <text:p>0</text:p>
          </table:table-cell>
          <table:table-cell table:formula="of:=[.F16] * [.F14] * [.F12] + [.F17] * [.F13]" office:value-type="float" office:value="0.866025403784439" calcext:value-type="float">
            <text:p>0.866025403784439</text:p>
          </table:table-cell>
          <table:table-cell table:formula="of:=[.F16] * [.F1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g2Rad</text:p>
          </table:table-cell>
          <table:table-cell table:formula="of:=PI() / 180" office:value-type="float" office:value="0.0174532925199433" calcext:value-type="float">
            <text:p>0.017453292519943</text:p>
          </table:table-cell>
          <table:table-cell table:number-columns-repeated="3"/>
          <table:table-cell table:formula="of:=[.F17] * [.F14] * [.F13] + [.F16] * [.F12]" office:value-type="float" office:value="0" calcext:value-type="float">
            <text:p>0</text:p>
          </table:table-cell>
          <table:table-cell table:formula="of:=[.F17] * [.F14] * [.F12] - [.F16] * [.F13]" office:value-type="float" office:value="-0.5" calcext:value-type="float">
            <text:p>-0.5</text:p>
          </table:table-cell>
          <table:table-cell table:formula="of:=[.F17] * [.F15]" office:value-type="float" office:value="0.866025403784439" calcext:value-type="float">
            <text:p>0.866025403784439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inYaw</text:p>
          </table:table-cell>
          <table:table-cell table:formula="of:=SIN([.F7]*[.F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sYaw</text:p>
          </table:table-cell>
          <table:table-cell table:formula="of:=COS([.F7]*[.F10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inPitch</text:p>
          </table:table-cell>
          <table:table-cell table:formula="of:=SIN([.F8]*[.F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sPitch</text:p>
          </table:table-cell>
          <table:table-cell table:formula="of:=COS([.F8]*[.F1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ulting vect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inRoll</text:p>
          </table:table-cell>
          <table:table-cell table:formula="of:=SIN([.F9]*[.F10])" office:value-type="float" office:value="0.5" calcext:value-type="float">
            <text:p>0.5</text:p>
          </table:table-cell>
          <table:table-cell/>
          <table:table-cell office:value-type="string" calcext:value-type="string">
            <text:p>x</text:p>
          </table:table-cell>
          <table:table-cell table:number-matrix-columns-spanned="1" table:number-matrix-rows-spanned="3" table:formula="of:=MMULT([.J8:.L10];[.I7:.I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sRoll</text:p>
          </table:table-cell>
          <table:table-cell table:formula="of:=COS([.F9]*[.F10])" office:value-type="float" office:value="0.866025403784439" calcext:value-type="float">
            <text:p>0.86602540378443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number-columns-repeated="6"/>
          <table:table-cell table:style-name="ce1" office:value-type="string" calcext:value-type="string">
            <text:p>Rotation matrix with OpenEVario coordinate system:</text:p>
            <text:p>X: forward</text:p>
            <text:p>Y: right</text:p>
            <text:p>Z: Down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Ya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put vector</text:p>
          </table:table-cell>
          <table:table-cell office:value-type="string" calcext:value-type="string">
            <text:p>Rotation matrix</text:p>
          </table:table-cell>
          <table:table-cell table:number-columns-repeated="3"/>
          <table:table-cell office:value-type="string" calcext:value-type="string">
            <text:p>Rot matrix transpos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tch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F33]*[.F31]" office:value-type="float" office:value="0.866025403784439" calcext:value-type="float">
            <text:p>0.866025403784439</text:p>
          </table:table-cell>
          <table:table-cell table:style-name="ce6" table:formula="of:=[.F33] * [.F30]" office:value-type="float" office:value="-0" calcext:value-type="float">
            <text:p>0</text:p>
          </table:table-cell>
          <table:table-cell table:style-name="ce8" table:formula="of:=-[.F32]" office:value-type="float" office:value="0.5" calcext:value-type="float">
            <text:p>0.5</text:p>
          </table:table-cell>
          <table:table-cell/>
          <table:table-cell table:number-matrix-columns-spanned="3" table:number-matrix-rows-spanned="3" table:formula="of:=TRANSPOSE([.J26:.L28])" office:value-type="float" office:value="0.866025403784439" calcext:value-type="float">
            <text:p>0.866025403784439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ll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F34] * [.F32] * [.F31] - [.F35] * [.F30]" office:value-type="float" office:value="0" calcext:value-type="float">
            <text:p>0</text:p>
          </table:table-cell>
          <table:table-cell table:formula="of:=[.F34] * [.F32] * [.F30] + [.F35] * [.F31]" office:value-type="float" office:value="1" calcext:value-type="float">
            <text:p>1</text:p>
          </table:table-cell>
          <table:table-cell table:style-name="ce9" table:formula="of:=[.F34] * [.F33]" office:value-type="float" office:value="-0" calcext:value-type="float">
            <text:p>0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g2Rad</text:p>
          </table:table-cell>
          <table:table-cell table:formula="of:=PI() / 180" office:value-type="float" office:value="0.0174532925199433" calcext:value-type="float">
            <text:p>0.017453292519943</text:p>
          </table:table-cell>
          <table:table-cell/>
          <table:table-cell office:value-type="string" calcext:value-type="string">
            <text:p>z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35] * [.F32] * [.F31] + [.F34] * [.F30]" office:value-type="float" office:value="-0.5" calcext:value-type="float">
            <text:p>-0.5</text:p>
          </table:table-cell>
          <table:table-cell table:style-name="ce7" table:formula="of:=[.F35] * [.F32] * [.F30] - [.F34] * [.F31]" office:value-type="float" office:value="0" calcext:value-type="float">
            <text:p>0</text:p>
          </table:table-cell>
          <table:table-cell table:style-name="ce10" table:formula="of:=[.F35] * [.F33]" office:value-type="float" office:value="0.866025403784439" calcext:value-type="float">
            <text:p>0.86602540378443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" calcext:value-type="float">
            <text:p>0</text:p>
          </table:table-cell>
          <table:table-cell office:value-type="float" office:value="0.866025403784439" calcext:value-type="float">
            <text:p>0.86602540378443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inYaw</text:p>
          </table:table-cell>
          <table:table-cell table:formula="of:=-SIN([.F25]*[.F28])" office:value-type="float" office:value="-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sYaw</text:p>
          </table:table-cell>
          <table:table-cell table:formula="of:=COS([.F25]*[.F28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inPitch</text:p>
          </table:table-cell>
          <table:table-cell table:formula="of:=-SIN([.F26]*[.F28])" office:value-type="float" office:value="-0.5" calcext:value-type="float">
            <text:p>-0.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sPitch</text:p>
          </table:table-cell>
          <table:table-cell table:formula="of:=COS([.F26]*[.F28])" office:value-type="float" office:value="0.866025403784439" calcext:value-type="float">
            <text:p>0.866025403784439</text:p>
          </table:table-cell>
          <table:table-cell table:number-columns-repeated="2"/>
          <table:table-cell office:value-type="string" calcext:value-type="string">
            <text:p>Resulting vector</text:p>
          </table:table-cell>
          <table:table-cell table:number-columns-repeated="4"/>
          <table:table-cell office:value-type="string" calcext:value-type="string">
            <text:p>Vector re-transform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nRoll</text:p>
          </table:table-cell>
          <table:table-cell table:formula="of:=-SIN([.F27]*[.F28])" office:value-type="float" office:value="-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style-name="ce1" table:number-matrix-columns-spanned="1" table:number-matrix-rows-spanned="3" table:formula="of:=MMULT([.J26:.L28];[.I26:.I28])" office:value-type="float" office:value="0.866025403784439" calcext:value-type="float">
            <text:p>0.866025403784439</text:p>
          </table:table-cell>
          <table:table-cell table:number-columns-repeated="4"/>
          <table:table-cell table:style-name="ce1" table:number-matrix-columns-spanned="1" table:number-matrix-rows-spanned="3" table:formula="of:=MMULT([.N26:.P28];[.I34:.I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sRoll</text:p>
          </table:table-cell>
          <table:table-cell table:formula="of:=COS([.F27]*[.F28])"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z</text:p>
          </table:table-cell>
          <table:table-cell table:style-name="ce1" office:value-type="float" office:value="-0.5" calcext:value-type="float">
            <text:p>-0.5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2:37:20.123266059</meta:creation-date>
    <dc:date>2020-07-03T18:52:56.871796393</dc:date>
    <meta:editing-duration>PT2H27M40S</meta:editing-duration>
    <meta:editing-cycles>1</meta:editing-cycles>
    <meta:document-statistic meta:table-count="1" meta:cell-count="104" meta:object-count="0"/>
    <meta:generator>LibreOffice/6.4.3.2$Linux_X86_64 LibreOffice_project/40$Build-2</meta:generator>
  </office:meta>
</office:document-meta>
</file>